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cm" svg:stroke-color="#808080" draw:marker-start-width="0.7cm" draw:marker-end-width="0.7cm" draw:textarea-horizontal-align="center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5cm" fo:padding-top="0cm" fo:padding-bottom="0cm" fo:padding-left="0cm" fo:padding-right="0cm"/>
    </style:style>
    <style:style style:name="gr5" style:family="graphic" style:parent-style-name="standard">
      <style:graphic-properties svg:stroke-width="0.03cm" svg:stroke-color="#808080" draw:marker-start-width="0.36cm" draw:marker-end-width="0.36cm" draw:fill-color="#ffffff" draw:textarea-horizontal-align="center" draw:textarea-vertical-align="middle" fo:padding-top="0.115cm" fo:padding-bottom="0.115cm" fo:padding-left="0.24cm" fo:padding-right="0.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fo:font-family="'OCR A Extended'" style:font-family-generic="modern" style:font-pitch="variable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.25cm" svg:y1="4.69cm" svg:x2="1.25cm" svg:y2="3.25cm">
              <text:p/>
            </draw:line>
            <draw:rect draw:style-name="gr2" draw:text-style-name="P1" draw:layer="layout" svg:width="0.5cm" svg:height="0.38cm" draw:transform="rotate (1.5707963267946) translate (1.06cm 3.25cm)">
              <text:p/>
            </draw:rect>
          </draw:g>
          <draw:rect draw:style-name="gr2" draw:text-style-name="P1" draw:layer="layout" svg:width="2cm" svg:height="1cm" svg:x="0.25cm" svg:y="0.25cm">
            <text:p/>
          </draw:rect>
          <draw:g>
            <draw:line draw:style-name="gr1" draw:text-style-name="P1" draw:layer="layout" svg:x1="0.5cm" svg:y1="4.69cm" svg:x2="0.5cm" svg:y2="3.25cm">
              <text:p/>
            </draw:line>
            <draw:rect draw:style-name="gr2" draw:text-style-name="P1" draw:layer="layout" svg:width="0.5cm" svg:height="0.38cm" draw:transform="rotate (1.5707963267946) translate (0.31cm 3.25cm)">
              <text:p/>
            </draw:rect>
          </draw:g>
          <draw:g>
            <draw:line draw:style-name="gr1" draw:text-style-name="P1" draw:layer="layout" svg:x1="2cm" svg:y1="4.69cm" svg:x2="2cm" svg:y2="3.25cm">
              <text:p/>
            </draw:line>
            <draw:rect draw:style-name="gr2" draw:text-style-name="P1" draw:layer="layout" svg:width="0.5cm" svg:height="0.38cm" draw:transform="rotate (1.5707963267946) translate (1.81cm 3.25cm)">
              <text:p/>
            </draw:rect>
          </draw:g>
          <draw:rect draw:style-name="gr3" draw:text-style-name="P1" draw:layer="layout" svg:width="2cm" svg:height="1.5cm" svg:x="0.25cm" svg:y="1.25cm">
            <text:p/>
          </draw:rect>
          <draw:frame draw:style-name="gr4" draw:text-style-name="P2" draw:layer="layout" svg:width="2cm" svg:height="1.5cm" svg:x="0.25cm" svg:y="1.25cm">
            <draw:text-box>
              <text:p><text:span text:style-name="T1">7805</text:span></text:p>
            </draw:text-box>
          </draw:frame>
          <draw:circle draw:style-name="gr5" draw:text-style-name="P1" draw:layer="layout" svg:width="0.5cm" svg:height="0.5cm" svg:x="1cm" svg:y="0.5cm">
            <text:p/>
          </draw:circle>
        </draw:g>
        <draw:frame draw:style-name="gr6" draw:text-style-name="P3" draw:layer="layout" svg:width="1cm" svg:height="0.5cm" draw:transform="rotate (-1.57079632679579) translate (0.75cm 4.75cm)">
          <draw:text-box>
            <text:p text:style-name="P1"><text:span text:style-name="T2">In</text:span></text:p>
          </draw:text-box>
        </draw:frame>
        <draw:frame draw:style-name="gr6" draw:text-style-name="P3" draw:layer="layout" svg:width="1.5cm" svg:height="0.5cm" draw:transform="rotate (-1.57079632679579) translate (1.5cm 4.75cm)">
          <draw:text-box>
            <text:p text:style-name="P1"><text:span text:style-name="T2">GND</text:span></text:p>
          </draw:text-box>
        </draw:frame>
        <draw:frame draw:style-name="gr6" draw:text-style-name="P3" draw:layer="layout" svg:width="1cm" svg:height="0.5cm" draw:transform="rotate (-1.57079632679579) translate (2.25cm 4.75cm)">
          <draw:text-box>
            <text:p text:style-name="P1">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2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56:27</dc:date>
    <meta:editing-duration>PT57M46S</meta:editing-duration>
    <meta:editing-cycles>48</meta:editing-cycles>
    <meta:document-statistic meta:object-count="17"/>
  </office:meta>
</office:document-meta>
</file>